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fill-color="#ffffcc" draw:textarea-vertical-align="middle" draw:auto-grow-height="false" fo:min-height="0.749cm" fo:min-width="0.499cm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objectwithoutfill">
      <style:graphic-properties draw:marker-end="Arrow" draw:marker-end-width="0.15cm" draw:fill="none" draw:fill-color="#ffffcc" draw:textarea-vertical-align="middl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cc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urier1" fo:font-size="10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Courier1" fo:font-size="10pt" style:font-size-asian="8pt" style:font-size-complex="8pt"/>
    </style:style>
    <style:style style:name="P7" style:family="paragraph">
      <style:paragraph-properties fo:text-align="center"/>
      <style:text-properties style:font-name="Courier1" fo:font-size="10pt" style:font-size-asian="8pt" style:font-size-complex="8pt"/>
    </style:style>
    <style:style style:name="P8" style:family="paragraph">
      <style:paragraph-properties fo:text-align="start"/>
      <style:text-properties style:font-name="Arial1" fo:font-size="10pt" style:font-size-asian="10pt" style:font-size-complex="10pt"/>
    </style:style>
    <style:style style:name="T1" style:family="text">
      <style:text-properties style:font-name="Courier1" fo:font-size="10pt" style:font-size-asian="8pt" style:font-size-complex="8pt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0.5cm" svg:x="10.9cm" svg:y="3.2cm">
          <text:p text:style-name="P1"><text:span text:style-name="T1">INITRD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5.9cm" svg:y="14.7cm">
          <text:p text:style-name="P3"><text:span text:style-name="T2">kernel</text:span></text:p>
          <text:p text:style-name="P3"><text:span text:style-name="T3">(code + 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5.9cm" svg:y="11.7cm">
          <text:p text:style-name="P3"><text:span text:style-name="T2">user data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cm" svg:x="5.9cm" svg:y="10.7cm">
          <text:p text:style-name="P3"><text:span text:style-name="T2">user he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5.9cm" svg:y="8.2cm">
          <text:p text:style-name="P3"><text:span text:style-name="T2">user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5cm" svg:height="1.5cm" svg:x="5.9cm" svg:y="9.2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5.9cm" svg:y="6.2cm">
          <text:p text:style-name="P3"><text:span text:style-name="T2">kernel</text:span></text:p>
          <text:p text:style-name="P3"><text:span text:style-name="T3">(code + da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.5cm" svg:x="5.9cm" svg:y="3.7cm">
          <text:p text:style-name="P3"><text:span text:style-name="T2">kernel page 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cm" svg:x="5.9cm" svg:y="5.2cm">
          <text:p text:style-name="P3"><text:span text:style-name="T2">kernel buff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.5cm" svg:x="5.9cm" svg:y="2.2cm">
          <text:p text:style-name="P3"><text:span text:style-name="T2">init ram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cm" svg:height="1.5cm" svg:x="5.9cm" svg:y="0.7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0.55cm" svg:height="0.55cm" svg:x="5.65cm" svg:y="1.05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5.65cm" svg:y="1.2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5.65cm" svg:y="9.6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5.65cm" svg:y="9.75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10.6cm" svg:y="9.6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10.6cm" svg:y="9.75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10.6cm" svg:y="1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10.6cm" svg:y="1.15cm">
            <text:p text:style-name="P3">~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.5cm" svg:height="0.5cm" svg:x="10.9cm" svg:y="4.7cm">
          <text:p text:style-name="P1"><text:span text:style-name="T1">KPOOL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7.7cm">
          <text:p text:style-name="P1"><text:span text:style-name="T1">KBASE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8.2cm">
          <text:p text:style-name="P1"><text:span text:style-name="T1">USTACK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11.2cm">
          <text:p text:style-name="P1"><text:span text:style-name="T1">UHEAP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14.2cm">
          <text:p text:style-name="P1"><text:span text:style-name="T1">UBASE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5cm" svg:height="1.5cm" svg:x="4.9cm" svg:y="2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3cm" svg:x="4.9cm" svg:y="5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1.5cm" svg:x="4.901cm" svg:y="3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1cm" svg:y="8.2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2cm" svg:y="10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3cm" svg:y="11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1.999cm" svg:x="4.904cm" svg:y="14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6" draw:layer="layout" svg:width="2.5cm" svg:height="0.5cm" svg:x="2.4cm" svg:y="4.2cm">
          <text:p text:style-name="P5"><text:span text:style-name="T1">KPOOL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cm" svg:height="0.5cm" svg:x="2.4cm" svg:y="2.7cm">
          <text:p text:style-name="P5"><text:span text:style-name="T1">INITRD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3cm" svg:height="0.5cm" svg:x="1.6cm" svg:y="6.45cm">
          <text:p text:style-name="P5"><text:span text:style-name="T1">KMEM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8.4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10.9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11.9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2cm" svg:x="5.9cm" svg:y="12.7cm">
          <text:p text:style-name="P3"><text:span text:style-name="T2">user code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5cm" svg:height="2cm" svg:x="4.904cm" svg:y="12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6" draw:layer="layout" svg:width="2.8cm" svg:height="0.5cm" svg:x="2.1cm" svg:y="13.4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xml:id="id2" draw:id="id2" draw:layer="layout" draw:type="line" svg:x1="8.4cm" svg:y1="9.2cm" svg:x2="8.4cm" svg:y2="9.2cm" draw:start-shape="id1" draw:start-glue-point="0" draw:end-shape="id1" draw:end-glue-point="0" svg:d="M8400 9200z" svg:viewBox="0 0 1 1">
          <text:p/>
        </draw:connector>
        <draw:connector draw:style-name="gr8" draw:text-style-name="P3" xml:id="id3" draw:id="id3" draw:layer="layout" draw:type="line" svg:x1="8.4cm" svg:y1="9.2cm" svg:x2="8.4cm" svg:y2="9.2cm" draw:start-shape="id2" draw:start-glue-point="0" draw:end-shape="id1" draw:end-glue-point="0" svg:d="M8400 9200z" svg:viewBox="0 0 1 1">
          <text:p/>
        </draw:connector>
        <draw:connector draw:style-name="gr9" draw:text-style-name="P3" draw:layer="layout" draw:type="line" svg:x1="8.4cm" svg:y1="9.2cm" svg:x2="8.4cm" svg:y2="9.94cm" draw:start-shape="id3" draw:start-glue-point="0" draw:end-shape="id4" draw:end-glue-point="0" svg:d="M8400 9200v740" svg:viewBox="0 0 1 741">
          <text:p/>
        </draw:connector>
        <draw:connector draw:style-name="gr9" draw:text-style-name="P3" draw:layer="layout" draw:type="line" svg:x1="8.4cm" svg:y1="10.7cm" svg:x2="8.4cm" svg:y2="9.96cm" draw:start-shape="id1" draw:start-glue-point="2" draw:end-shape="id4" draw:end-glue-point="2" svg:d="M8400 10700v-740" svg:viewBox="0 0 1 741">
          <text:p/>
        </draw:connector>
        <draw:custom-shape draw:style-name="gr10" draw:text-style-name="P3" xml:id="id4" draw:id="id4" draw:layer="layout" svg:width="0.6cm" svg:height="0.02cm" svg:x="8.1cm" svg:y="9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3cm" svg:height="1.75cm" svg:x="1.6cm" svg:y="14.85cm">
          <text:p text:style-name="P3"><text:span text:style-name="T1">KMEM_SIZE</text:span><text:span text:style-name="T1"><text:line-break/></text:span><text:span text:style-name="T1">+</text:span></text:p>
          <text:p text:style-name="P3"><text:span text:style-name="T1">KPOOL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cm" svg:height="0.5cm" svg:x="5.2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0.5cm" svg:x="5.7cm" svg:y="17.4cm">
          <text:p text:style-name="P1"><text:span text:style-name="T3">Kernel Sp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5cm" svg:height="0.5cm" svg:x="8.7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cm" svg:height="0.5cm" svg:x="9.2cm" svg:y="17.4cm">
          <text:p text:style-name="P1"><text:span text:style-name="T3">User Sp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25cm" svg:height="0.5cm" svg:x="0.6cm" svg:y="0.1cm">
          <text:p text:style-name="P3"><text:span text:style-name="T2">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35cm" svg:height="0.5cm" svg:x="11.15cm" svg:y="0.1cm">
          <text:p text:style-name="P3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.6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17:47:54.307623446</meta:creation-date>
    <dc:date>2015-09-01T21:00:27.351194272</dc:date>
    <meta:editing-duration>PT1H9M29S</meta:editing-duration>
    <meta:editing-cycles>18</meta:editing-cycles>
    <meta:generator>LibreOffice/4.2.8.2$Linux_X86_64 LibreOffice_project/420m0$Build-2</meta:generator>
    <meta:document-statistic meta:object-count="56"/>
  </office:meta>
</office:document-meta>
</file>